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5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2.45cm" fo:min-width="14.7cm"/>
      <style:paragraph-properties style:writing-mode="lr-tb"/>
    </style:style>
    <style:style style:name="gr3" style:family="graphic" style:parent-style-name="Arrow_20_Line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2.2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11.5cm"/>
      <style:paragraph-properties style:writing-mode="lr-tb"/>
    </style:style>
    <style:style style:name="gr6" style:family="graphic" style:parent-style-name="standard">
      <style:graphic-properties draw:stroke-linejoin="bevel" draw:textarea-horizontal-align="justify" draw:textarea-vertical-align="middle" draw:auto-grow-height="false" fo:min-height="2.15cm" fo:min-width="11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11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14.7cm"/>
      <style:paragraph-properties style:writing-mode="lr-tb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2cm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1.3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Arrow_20_Line" style:list-style-name="L1">
      <style:graphic-properties draw:textarea-vertical-align="middl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7.35cm" fo:min-width="12.2cm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/>
      <style:paragraph-properties style:writing-mode="lr-tb"/>
    </style:style>
    <style:style style:name="gr16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1.35cm" fo:min-width="1.9cm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7.35cm" fo:min-width="1.1cm"/>
    </style:style>
    <style:style style:name="gr19" style:family="graphic" style:parent-style-name="standard">
      <style:graphic-properties draw:textarea-horizontal-align="justify" draw:textarea-vertical-align="middle" draw:auto-grow-height="false" fo:min-height="8.95cm" fo:min-width="14.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5.75cm" fo:min-width="11.5cm"/>
    </style:style>
    <style:style style:name="gr21" style:family="graphic" style:parent-style-name="Arrow_20_Line" style:list-style-name="L1">
      <style:graphic-properties draw:textarea-vertical-align="middle"/>
      <style:paragraph-properties style:writing-mode="lr-tb"/>
    </style:style>
    <style:style style:name="gr22" style:family="graphic" style:parent-style-name="Arrow_20_Line" style:list-style-name="L1">
      <style:graphic-properties draw:textarea-vertical-align="middle"/>
      <style:paragraph-properties style:writing-mode="lr-tb"/>
    </style:style>
    <style:style style:name="gr23" style:family="graphic" style:parent-style-name="Arrow_20_Line" style:list-style-name="L1">
      <style:graphic-properties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25" style:family="graphic" style:parent-style-name="Arrow_20_Line" style:list-style-name="L1">
      <style:graphic-properties draw:textarea-vertical-align="middl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7.35cm" fo:min-width="11.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5.25cm" fo:min-width="6.5cm"/>
      <style:paragraph-properties style:writing-mode="lr-tb"/>
    </style:style>
    <style:style style:name="gr29" style:family="graphic" style:parent-style-name="standard">
      <style:graphic-properties draw:fill="hatch" draw:fill-hatch-name="Blue_20_45_20_Degrees" draw:textarea-horizontal-align="justify" draw:textarea-vertical-align="middle" draw:auto-grow-height="false" fo:min-height="5.25cm" fo:min-width="6.5cm"/>
      <style:paragraph-properties style:writing-mode="lr-tb"/>
    </style:style>
    <style:style style:name="gr30" style:family="graphic" style:parent-style-name="standard">
      <style:graphic-properties draw:fill="hatch" draw:fill-hatch-name="Blue_20_45_20_Degrees" draw:textarea-horizontal-align="justify" draw:textarea-vertical-align="middle" draw:auto-grow-height="false" fo:min-height="5.25cm" fo:min-width="6.5cm"/>
    </style:style>
    <style:style style:name="gr31" style:family="graphic" style:parent-style-name="Arrow_20_Line">
      <style:graphic-properties draw:fill="hatch" draw:fill-hatch-name="Blue_20_45_20_Degrees" draw:textarea-vertical-align="middle"/>
      <style:paragraph-properties style:writing-mode="lr-tb"/>
    </style:style>
    <style:style style:name="gr32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1.35cm" fo:min-width="12.1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1.344cm" fo:min-width="11.5cm"/>
      <style:paragraph-properties style:writing-mode="lr-tb"/>
    </style:style>
    <style:style style:name="gr34" style:family="graphic" style:parent-style-name="standard">
      <style:graphic-properties draw:stroke="dash" draw:stroke-dash="Dash" draw:stroke-linejoin="bevel" svg:stroke-linecap="butt" draw:textarea-horizontal-align="justify" draw:textarea-vertical-align="middle" draw:auto-grow-height="false" fo:min-height="2.141cm" fo:min-width="11.5cm"/>
      <style:paragraph-properties style:writing-mode="lr-tb"/>
    </style:style>
    <style:style style:name="gr35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2.14cm" fo:min-width="11.5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hatch" draw:fill-hatch-name="Blue_20_45_20_Degrees"/>
      <style:paragraph-properties fo:text-align="center"/>
    </style:style>
    <style:style style:name="P17" style:family="paragraph">
      <loext:graphic-properties draw:fill="hatch" draw:fill-hatch-name="Blue_20_45_20_Degrees"/>
      <style:paragraph-properties fo:text-align="center"/>
      <style:text-properties fo:font-weight="bold"/>
    </style:style>
    <style:style style:name="P18" style:family="paragraph">
      <loext:graphic-properties draw:fill="hatch" draw:fill-hatch-name="Blue_20_45_20_Degrees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 Unicode MS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2cm" svg:height="11.315cm" svg:x="1.9cm" svg:y="2cm">
          <draw:text-box>
            <text:p text:style-name="P1"><text:span text:style-name="T1">PV-MiniBox – </text:span><text:span text:style-name="T1"><text:line-break/></text:span><text:span text:style-name="T2">Laborexperiment zur Photovoltaik mit 4 kleinen PV-Modulen</text:span><text:span text:style-name="T3"><text:line-break/></text:span><text:span text:style-name="T3"/></text:p>
            <text:p text:style-name="P1"><text:span text:style-name="T4">2022-12-11, V002, RB</text:span></text:p>
            <text:p text:style-name="P2"><text:span text:style-name="T4"/></text:p>
            <text:p text:style-name="P1">Idee: </text:p>
            <text:p text:style-name="P1">Übergang von JST PH2.0-Steckern auf 4mm Laborbuchsen („Bananenbuchsen”).</text:p>
            <text:p text:style-name="P1"><text:line-break/>4 kleine PV-Module (55mm x 70mm, 12V, 0.5W, JST PH2.0-Stecker) werden auf die Oberseite einer spezielle Holzkiste geklebt, deren Front aus einer 4mm dicken Kunststoffplatte besteht. <text:line-break/></text:p>
            <text:p text:style-name="P1">Die Frontplatte verfügt über 4 Paare von roten und scharzen Laborbuchsen (4mm, „Bananenstecker-System”), über die „+” und „-” <text:s/>der Module abgegriffen werden können. Im Innern der Box geschieht der Übergang von jeweils einem JST PH-2.0-Stecker auf zwei Laborbuchsen (rot: plus, schwarz: minus).</text:p>
            <text:p text:style-name="P1"/>
            <text:p text:style-name="P1">Bei der Erstellung des Plans bin ich davpon ausgegangen, dass das Plattenmaterial eine Stärke von 1.6 cm besitzt. Ich glaube, wir müssen den Plan auf 1.8 cm anpassen.</text:p>
            <text:p text:style-name="P1"><text:s/></text:p>
            <text:p text:style-name="P1"/>
            <text:p text:style-name="P1"/>
            <text:p text:style-name="P1"/>
          </draw:text-box>
        </draw:frame>
        <draw:custom-shape draw:style-name="gr2" draw:text-style-name="P4" draw:layer="layout" svg:width="15.2cm" svg:height="12.7cm" svg:x="3cm" svg:y="12.3cm">
          <text:p text:style-name="P4"/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1.2cm" svg:y1="12.3cm" svg:x2="1.2cm" svg:y2="25cm">
          <text:p text:style-name="P5"><text:span text:style-name="T5"><text:measure text:kind="gap"/></text:span><text:span text:style-name="T5"><text:measure text:kind="value">12.7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8.201cm" svg:y1="25.6cm" svg:x2="3.002cm" svg:y2="25.6cm">
          <text:p text:style-name="P5"><text:span text:style-name="T5"><text:measure text:kind="gap"/></text:span><text:span text:style-name="T5"><text:measure text:kind="value">15.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4" draw:text-style-name="P4" draw:layer="layout" svg:width="12.7cm" svg:height="1.6cm" draw:transform="rotate (1.5707963267949) translate (16.6cm 25cm)">
          <text:p text:style-name="P4">Rechte Seitenwan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7cm" svg:height="1.6cm" draw:transform="rotate (1.5707963267949) translate (3cm 25cm)">
          <text:p text:style-name="P4">Linke Seitenwan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cm" svg:height="1.6cm" svg:x="4.6cm" svg:y="12.3cm">
          <text:p text:style-name="P4">Rückwand</text:p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4.6cm" svg:y1="26.8cm" svg:x2="3.003cm" svg:y2="26.8cm">
          <text:p text:style-name="P5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6" draw:text-style-name="P4" draw:layer="layout" svg:width="12cm" svg:height="2.4cm" svg:x="4.6cm" svg:y="22.6cm">
          <text:p text:style-name="P4">Leiste 1 obe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cm" svg:height="2.4cm" svg:x="4.6cm" svg:y="17.45cm">
          <text:p text:style-name="P4">Leiste 2 oben</text:p>
          <draw:enhanced-geometry svg:viewBox="0 0 21600 21600" draw:type="rectangle" draw:enhanced-path="M 0 0 L 21600 0 21600 21600 0 21600 0 0 Z N"/>
        </draw:custom-shape>
        <draw:measure draw:style-name="gr3" draw:text-style-name="P5" draw:layer="layout" svg:x1="18.5cm" svg:y1="18.65cm" svg:x2="18.5cm" svg:y2="25cm">
          <text:p text:style-name="P5"><text:span text:style-name="T5"><text:measure text:kind="gap"/></text:span><text:span text:style-name="T5"><text:measure text:kind="value">6.3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5" draw:layer="layout" svg:x1="15.8cm" svg:y1="19.849cm" svg:x2="15.8cm" svg:y2="17.449cm">
          <text:p text:style-name="P5"><text:span text:style-name="T5"><text:measure text:kind="gap"/></text:span><text:span text:style-name="T5"><text:measure text:kind="value">2.4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5" draw:layer="layout" svg:x1="15.803cm" svg:y1="24.998cm" svg:x2="15.8cm" svg:y2="22.6cm">
          <text:p text:style-name="P5"><text:span text:style-name="T5"><text:measure text:kind="gap"/></text:span><text:span text:style-name="T5"><text:measure text:kind="value">2.4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8" draw:text-style-name="P6" draw:layer="layout" svg:width="15.2cm" svg:height="0.4cm" svg:x="3cm" svg:y="25cm">
          <text:p text:style-name="P6">Front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5cm" svg:height="0.3cm" svg:x="3cm" svg:y="2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5cm" svg:height="0.3cm" svg:x="15.7cm" svg:y="2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5cm" svg:height="0.3cm" svg:x="3cm" svg:y="1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5cm" svg:height="0.3cm" svg:x="15.7cm" svg:y="1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5cm" svg:height="0.3cm" svg:x="3cm" svg:y="1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5cm" svg:height="0.3cm" svg:x="15.7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cm" svg:height="1.6cm" svg:x="3.6cm" svg:y="2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cm" svg:height="1.6cm" svg:x="17.1cm" svg:y="23.8cm">
          <text:p/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6.4cm" svg:y1="23.4cm" svg:x2="6.4cm" svg:y2="25cm">
          <text:p text:style-name="P5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</draw:page>
      <draw:page draw:name="page2" draw:style-name="dp1" draw:master-page-name="Default">
        <draw:custom-shape draw:style-name="gr2" draw:text-style-name="P4" draw:layer="layout" svg:width="15.2cm" svg:height="12.7cm" svg:x="3cm" svg:y="2cm">
          <text:p text:style-name="P4">Boden (1x)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2cm" svg:height="0.2cm" svg:x="3.7cm" svg:y="3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2cm" svg:height="0.2cm" svg:x="17.3cm" svg:y="3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2cm" svg:height="0.2cm" svg:x="17.3cm" svg:y="12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8" draw:layer="layout" svg:width="0.2cm" svg:height="0.2cm" svg:x="3.7cm" svg:y="12.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3.7cm" svg:y1="12.6cm" svg:x2="3.9cm" svg:y2="12.8cm">
            <text:p/>
          </draw:line>
          <draw:line draw:style-name="gr12" draw:text-style-name="P10" draw:layer="layout" svg:x1="3.7cm" svg:y1="12.8cm" svg:x2="3.9cm" svg:y2="12.6cm">
            <text:p/>
          </draw:line>
        </draw:g>
        <draw:g>
          <draw:custom-shape draw:style-name="gr11" draw:text-style-name="P8" draw:layer="layout" svg:width="0.2cm" svg:height="0.2cm" svg:x="3.7cm" svg:y="3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3.7cm" svg:y1="3.9cm" svg:x2="3.9cm" svg:y2="4.1cm">
            <text:p/>
          </draw:line>
          <draw:line draw:style-name="gr12" draw:text-style-name="P10" draw:layer="layout" svg:x1="3.7cm" svg:y1="4.1cm" svg:x2="3.9cm" svg:y2="3.9cm">
            <text:p/>
          </draw:line>
        </draw:g>
        <draw:g>
          <draw:custom-shape draw:style-name="gr11" draw:text-style-name="P8" draw:layer="layout" svg:width="0.2cm" svg:height="0.2cm" svg:x="17.3cm" svg:y="3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7.3cm" svg:y1="3.9cm" svg:x2="17.5cm" svg:y2="4.1cm">
            <text:p/>
          </draw:line>
          <draw:line draw:style-name="gr12" draw:text-style-name="P10" draw:layer="layout" svg:x1="17.3cm" svg:y1="4.1cm" svg:x2="17.5cm" svg:y2="3.9cm">
            <text:p/>
          </draw:line>
        </draw:g>
        <draw:g>
          <draw:custom-shape draw:style-name="gr11" draw:text-style-name="P8" draw:layer="layout" svg:width="0.2cm" svg:height="0.2cm" svg:x="17.3cm" svg:y="12.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7.3cm" svg:y1="12.6cm" svg:x2="17.5cm" svg:y2="12.8cm">
            <text:p/>
          </draw:line>
          <draw:line draw:style-name="gr12" draw:text-style-name="P10" draw:layer="layout" svg:x1="17.3cm" svg:y1="12.8cm" svg:x2="17.5cm" svg:y2="12.6cm">
            <text:p/>
          </draw:line>
        </draw:g>
        <draw:measure draw:style-name="gr3" draw:text-style-name="P4" draw:layer="measurelines" svg:x1="3.798cm" svg:y1="11.2cm" svg:x2="2.999cm" svg:y2="11.2cm">
          <text:p text:style-name="P5"><text:span text:style-name="T5"><text:measure text:kind="gap"/></text:span><text:span text:style-name="T5"><text:measure text:kind="value">0.8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8.2cm" svg:y1="11.2cm" svg:x2="17.399cm" svg:y2="11.2cm">
          <text:p text:style-name="P5"><text:span text:style-name="T5"><text:measure text:kind="gap"/></text:span><text:span text:style-name="T5"><text:measure text:kind="value">0.8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measurelines" svg:x1="10.5cm" svg:y1="2.8cm" svg:x2="10.5cm" svg:y2="2cm">
          <text:p text:style-name="P5"><text:span text:style-name="T5"><text:measure text:kind="gap"/></text:span><text:span text:style-name="T5"><text:measure text:kind="value">0.8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4.2cm" svg:y1="12.7cm" svg:x2="4.2cm" svg:y2="14.7cm">
          <text:p text:style-name="P5"><text:span text:style-name="T5"><text:measure text:kind="gap"/></text:span><text:span text:style-name="T5"><text:measure text:kind="value">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4.2cm" svg:y1="2cm" svg:x2="4.2cm" svg:y2="4cm">
          <text:p text:style-name="P5"><text:span text:style-name="T5"><text:measure text:kind="gap"/></text:span><text:span text:style-name="T5"><text:measure text:kind="value">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8.2cm" svg:y1="15.2cm" svg:x2="3.001cm" svg:y2="15.2cm">
          <text:p text:style-name="P5"><text:span text:style-name="T5"><text:measure text:kind="gap"/></text:span><text:span text:style-name="T5"><text:measure text:kind="value">15.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.2cm" svg:y1="2cm" svg:x2="1.2cm" svg:y2="14.7cm">
          <text:p text:style-name="P5"><text:span text:style-name="T5"><text:measure text:kind="gap"/></text:span><text:span text:style-name="T5"><text:measure text:kind="value">12.7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13" draw:text-style-name="P12" draw:layer="layout" svg:x1="10.602cm" svg:y1="4.9cm" svg:x2="3.002cm" svg:y2="4.9cm">
          <text:p text:style-name="P11"><text:span text:style-name="T5"><text:measure text:kind="gap"/></text:span><text:span text:style-name="T5"><text:measure text:kind="value">7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1" draw:text-style-name="P8" draw:layer="layout" svg:width="0.2cm" svg:height="0.2cm" svg:x="10.5cm" svg:y="2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8" draw:layer="layout" svg:width="0.2cm" svg:height="0.2cm" svg:x="10.5cm" svg:y="2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0.5cm" svg:y1="2.7cm" svg:x2="10.7cm" svg:y2="2.9cm">
            <text:p/>
          </draw:line>
          <draw:line draw:style-name="gr12" draw:text-style-name="P10" draw:layer="layout" svg:x1="10.5cm" svg:y1="2.9cm" svg:x2="10.7cm" svg:y2="2.7cm">
            <text:p/>
          </draw:line>
        </draw:g>
        <draw:custom-shape draw:style-name="gr14" draw:text-style-name="P4" draw:layer="layout" svg:width="12.7cm" svg:height="7.6cm" svg:x="3cm" svg:y="19cm">
          <text:p text:style-name="P4">Seite (L/R) (2x)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8" draw:layer="layout" svg:width="0.2cm" svg:height="0.2cm" svg:x="3.7cm" svg:y="22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3.7cm" svg:y1="22.7cm" svg:x2="3.9cm" svg:y2="22.9cm">
            <text:p/>
          </draw:line>
          <draw:line draw:style-name="gr12" draw:text-style-name="P10" draw:layer="layout" svg:x1="3.7cm" svg:y1="22.9cm" svg:x2="3.9cm" svg:y2="22.7cm">
            <text:p/>
          </draw:line>
        </draw:g>
        <draw:measure draw:style-name="gr3" draw:text-style-name="P4" draw:layer="measurelines" svg:x1="6cm" svg:y1="19.794cm" svg:x2="6cm" svg:y2="18.994cm">
          <text:p text:style-name="P5"><text:span text:style-name="T5"><text:measure text:kind="gap"/></text:span><text:span text:style-name="T5"><text:measure text:kind="value">0.8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g>
          <draw:custom-shape draw:style-name="gr11" draw:text-style-name="P8" draw:layer="layout" svg:width="0.2cm" svg:height="0.2cm" svg:x="9.245cm" svg:y="19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9.245cm" svg:y1="19.7cm" svg:x2="9.445cm" svg:y2="19.9cm">
            <text:p/>
          </draw:line>
          <draw:line draw:style-name="gr12" draw:text-style-name="P10" draw:layer="layout" svg:x1="9.245cm" svg:y1="19.9cm" svg:x2="9.445cm" svg:y2="19.7cm">
            <text:p/>
          </draw:line>
        </draw:g>
        <draw:measure draw:style-name="gr3" draw:text-style-name="P4" draw:layer="measurelines" svg:x1="3cm" svg:y1="28.2cm" svg:x2="15.7cm" svg:y2="28.2cm">
          <text:p text:style-name="P5"><text:span text:style-name="T5"><text:measure text:kind="gap"/></text:span><text:span text:style-name="T5"><text:measure text:kind="value">12.7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measurelines" svg:x1="2.5cm" svg:y1="26.6cm" svg:x2="2.5cm" svg:y2="19cm">
          <text:p text:style-name="P5"><text:span text:style-name="T5"><text:measure text:kind="gap"/></text:span><text:span text:style-name="T5"><text:measure text:kind="value">7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15" draw:text-style-name="P12" draw:layer="measurelines" svg:x1="3cm" svg:y1="18.7cm" svg:x2="9.35cm" svg:y2="18.7cm">
          <text:p text:style-name="P11"><text:span text:style-name="T5"><text:measure text:kind="gap"/></text:span><text:span text:style-name="T5"><text:measure text:kind="value">6.3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6" draw:text-style-name="P8" draw:layer="layout" svg:width="2.4cm" svg:height="1.6cm" svg:x="8.15cm" svg:y="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4cm" svg:height="1.6cm" svg:x="13.3cm" svg:y="19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8" draw:layer="layout" svg:width="0.2cm" svg:height="0.2cm" svg:x="14cm" svg:y="19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4cm" svg:y1="19.7cm" svg:x2="14.2cm" svg:y2="19.9cm">
            <text:p/>
          </draw:line>
          <draw:line draw:style-name="gr12" draw:text-style-name="P10" draw:layer="layout" svg:x1="14cm" svg:y1="19.9cm" svg:x2="14.2cm" svg:y2="19.7cm">
            <text:p/>
          </draw:line>
        </draw:g>
        <draw:measure draw:style-name="gr3" draw:text-style-name="P5" draw:layer="measurelines" svg:x1="10.549cm" svg:y1="20.7cm" svg:x2="8.149cm" svg:y2="20.7cm">
          <text:p text:style-name="P5"><text:span text:style-name="T5"><text:measure text:kind="gap"/></text:span><text:span text:style-name="T5"><text:measure text:kind="value">2.4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5.7cm" svg:y1="20.9cm" svg:x2="14.1cm" svg:y2="20.9cm">
          <text:p text:style-name="P5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g>
          <draw:custom-shape draw:style-name="gr11" draw:text-style-name="P8" draw:layer="layout" svg:width="0.2cm" svg:height="0.2cm" svg:x="3.7cm" svg:y="19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3.7cm" svg:y1="19.7cm" svg:x2="3.9cm" svg:y2="19.9cm">
            <text:p/>
          </draw:line>
          <draw:line draw:style-name="gr12" draw:text-style-name="P10" draw:layer="layout" svg:x1="3.7cm" svg:y1="19.9cm" svg:x2="3.9cm" svg:y2="19.7cm">
            <text:p/>
          </draw:line>
        </draw:g>
        <draw:g>
          <draw:custom-shape draw:style-name="gr11" draw:text-style-name="P8" draw:layer="layout" svg:width="0.2cm" svg:height="0.2cm" svg:x="3.7cm" svg:y="25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3.7cm" svg:y1="25.7cm" svg:x2="3.9cm" svg:y2="25.9cm">
            <text:p/>
          </draw:line>
          <draw:line draw:style-name="gr12" draw:text-style-name="P10" draw:layer="layout" svg:x1="3.7cm" svg:y1="25.9cm" svg:x2="3.9cm" svg:y2="25.7cm">
            <text:p/>
          </draw:line>
        </draw:g>
        <draw:frame draw:style-name="gr17" draw:text-style-name="P13" draw:layer="layout" svg:width="0.502cm" svg:height="0.963cm" svg:x="15.768cm" svg:y="17.559cm">
          <draw:text-box>
            <text:p><text:span text:style-name="T5"><text:measure text:kind="gap"/></text:span><text:span text:style-name="T5"><text:measure text:kind="value"/></text:span><text:span text:style-name="T5"><text:measure text:kind="value"/></text:span></text:p>
          </draw:text-box>
        </draw:frame>
        <draw:measure draw:style-name="gr3" draw:text-style-name="P5" draw:layer="layout" svg:x1="15.7cm" svg:y1="17.8cm" svg:x2="13.3cm" svg:y2="17.8cm">
          <text:p text:style-name="P5"><text:span text:style-name="T5"><text:measure text:kind="gap"/></text:span><text:span text:style-name="T5"><text:measure text:kind="value">2.4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5" draw:layer="layout" svg:x1="10.9cm" svg:y1="19.001cm" svg:x2="10.9cm" svg:y2="20.601cm">
          <text:p text:style-name="P5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8" draw:text-style-name="P8" draw:layer="layout" svg:width="1.6cm" svg:height="7.6cm" svg:x="3cm" svg:y="19cm">
          <text:p/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4.594cm" svg:y1="24.1cm" svg:x2="2.994cm" svg:y2="24.1cm">
          <text:p text:style-name="P5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</draw:page>
      <draw:page draw:name="page3" draw:style-name="dp1" draw:master-page-name="Default">
        <draw:custom-shape draw:style-name="gr11" draw:text-style-name="P8" draw:layer="layout" svg:width="0.2cm" svg:height="0.2cm" svg:x="17.3cm" svg:y="11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8" draw:layer="layout" svg:width="0.2cm" svg:height="0.2cm" svg:x="3.7cm" svg:y="11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3.7cm" svg:y1="11.1cm" svg:x2="3.9cm" svg:y2="11.3cm">
            <text:p/>
          </draw:line>
          <draw:line draw:style-name="gr12" draw:text-style-name="P10" draw:layer="layout" svg:x1="3.7cm" svg:y1="11.3cm" svg:x2="3.9cm" svg:y2="11.1cm">
            <text:p/>
          </draw:line>
        </draw:g>
        <draw:g>
          <draw:custom-shape draw:style-name="gr11" draw:text-style-name="P8" draw:layer="layout" svg:width="0.2cm" svg:height="0.2cm" svg:x="17.3cm" svg:y="11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7.3cm" svg:y1="11.1cm" svg:x2="17.5cm" svg:y2="11.3cm">
            <text:p/>
          </draw:line>
          <draw:line draw:style-name="gr12" draw:text-style-name="P10" draw:layer="layout" svg:x1="17.3cm" svg:y1="11.3cm" svg:x2="17.5cm" svg:y2="11.1cm">
            <text:p/>
          </draw:line>
        </draw:g>
        <draw:measure draw:style-name="gr3" draw:text-style-name="P4" draw:layer="layout" svg:x1="3.798cm" svg:y1="3.3cm" svg:x2="2.999cm" svg:y2="3.3cm">
          <text:p text:style-name="P5"><text:span text:style-name="T5"><text:measure text:kind="gap"/></text:span><text:span text:style-name="T5"><text:measure text:kind="value">0.8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.2cm" svg:y1="2.8cm" svg:x2="1.2cm" svg:y2="12.001cm">
          <text:p text:style-name="P5"><text:span text:style-name="T5"><text:measure text:kind="gap"/></text:span><text:span text:style-name="T5"><text:measure text:kind="value">9.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9" draw:text-style-name="P4" draw:layer="layout" svg:width="15.2cm" svg:height="9.2cm" svg:x="3cm" svg:y="2.8cm">
          <text:p text:style-name="P4">Front (0x)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0.502cm" svg:height="0.963cm" svg:x="9.028cm" svg:y="12.653cm">
          <draw:text-box>
            <text:p><text:measure text:kind="unit"/><text:measure text:kind="unit"/></text:p>
          </draw:text-box>
        </draw:frame>
        <draw:measure draw:style-name="gr3" draw:text-style-name="P4" draw:layer="layout" svg:x1="18.2cm" svg:y1="12cm" svg:x2="3cm" svg:y2="12cm">
          <text:p text:style-name="P5"><text:span text:style-name="T5"><text:measure text:kind="gap"/></text:span><text:span text:style-name="T5"><text:measure text:kind="value">15.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1" draw:text-style-name="P8" draw:layer="layout" svg:width="0.2cm" svg:height="0.2cm" svg:x="17.3cm" svg:y="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8" draw:layer="layout" svg:width="0.2cm" svg:height="0.2cm" svg:x="3.7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3.7cm" svg:y1="3.5cm" svg:x2="3.9cm" svg:y2="3.7cm">
            <text:p/>
          </draw:line>
          <draw:line draw:style-name="gr12" draw:text-style-name="P10" draw:layer="layout" svg:x1="3.7cm" svg:y1="3.7cm" svg:x2="3.9cm" svg:y2="3.5cm">
            <text:p/>
          </draw:line>
        </draw:g>
        <draw:g>
          <draw:custom-shape draw:style-name="gr11" draw:text-style-name="P8" draw:layer="layout" svg:width="0.2cm" svg:height="0.2cm" svg:x="17.3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7.3cm" svg:y1="3.5cm" svg:x2="17.5cm" svg:y2="3.7cm">
            <text:p/>
          </draw:line>
          <draw:line draw:style-name="gr12" draw:text-style-name="P10" draw:layer="layout" svg:x1="17.3cm" svg:y1="3.7cm" svg:x2="17.5cm" svg:y2="3.5cm">
            <text:p/>
          </draw:line>
        </draw:g>
        <draw:custom-shape draw:style-name="gr20" draw:text-style-name="P8" draw:layer="layout" svg:width="12cm" svg:height="6cm" svg:x="4.6cm" svg:y="4.4cm">
          <text:p/>
          <draw:enhanced-geometry svg:viewBox="0 0 21600 21600" draw:type="rectangle" draw:enhanced-path="M 0 0 L 21600 0 21600 21600 0 21600 0 0 Z N"/>
        </draw:custom-shape>
        <draw:measure draw:style-name="gr21" draw:text-style-name="P12" draw:layer="measurelines" svg:x1="16.6cm" svg:y1="7.8cm" svg:x2="18.2cm" svg:y2="7.8cm">
          <text:p text:style-name="P11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g>
          <draw:custom-shape draw:style-name="gr11" draw:text-style-name="P8" draw:layer="layout" svg:width="0.2cm" svg:height="0.2cm" svg:x="15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8" draw:layer="layout" svg:width="0.2cm" svg:height="0.2cm" svg:x="15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9" draw:layer="layout" svg:x1="15cm" svg:y1="8.8cm" svg:x2="15.2cm" svg:y2="9cm">
              <text:p/>
            </draw:line>
            <draw:line draw:style-name="gr12" draw:text-style-name="P10" draw:layer="layout" svg:x1="15cm" svg:y1="9cm" svg:x2="15.2cm" svg:y2="8.8cm">
              <text:p/>
            </draw:line>
          </draw:g>
          <draw:custom-shape draw:style-name="gr11" draw:text-style-name="P8" draw:layer="layout" svg:width="0.2cm" svg:height="0.2cm" svg:x="12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8" draw:layer="layout" svg:width="0.2cm" svg:height="0.2cm" svg:x="12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9" draw:layer="layout" svg:x1="12cm" svg:y1="8.8cm" svg:x2="12.2cm" svg:y2="9cm">
              <text:p/>
            </draw:line>
            <draw:line draw:style-name="gr12" draw:text-style-name="P10" draw:layer="layout" svg:x1="12cm" svg:y1="9cm" svg:x2="12.2cm" svg:y2="8.8cm">
              <text:p/>
            </draw:line>
          </draw:g>
        </draw:g>
        <draw:g>
          <draw:custom-shape draw:style-name="gr11" draw:text-style-name="P8" draw:layer="layout" svg:width="0.2cm" svg:height="0.2cm" svg:x="15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8" draw:layer="layout" svg:width="0.2cm" svg:height="0.2cm" svg:x="15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9" draw:layer="layout" svg:x1="15cm" svg:y1="5.8cm" svg:x2="15.2cm" svg:y2="6cm">
              <text:p/>
            </draw:line>
            <draw:line draw:style-name="gr12" draw:text-style-name="P10" draw:layer="layout" svg:x1="15cm" svg:y1="6cm" svg:x2="15.2cm" svg:y2="5.8cm">
              <text:p/>
            </draw:line>
          </draw:g>
          <draw:custom-shape draw:style-name="gr11" draw:text-style-name="P8" draw:layer="layout" svg:width="0.2cm" svg:height="0.2cm" svg:x="12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8" draw:layer="layout" svg:width="0.2cm" svg:height="0.2cm" svg:x="12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9" draw:layer="layout" svg:x1="12cm" svg:y1="5.8cm" svg:x2="12.2cm" svg:y2="6cm">
              <text:p/>
            </draw:line>
            <draw:line draw:style-name="gr12" draw:text-style-name="P10" draw:layer="layout" svg:x1="12cm" svg:y1="6cm" svg:x2="12.2cm" svg:y2="5.8cm">
              <text:p/>
            </draw:line>
          </draw:g>
        </draw:g>
        <draw:g>
          <draw:custom-shape draw:style-name="gr11" draw:text-style-name="P8" draw:layer="layout" svg:width="0.2cm" svg:height="0.2cm" svg:x="9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8" draw:layer="layout" svg:width="0.2cm" svg:height="0.2cm" svg:x="9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9" draw:layer="layout" svg:x1="9cm" svg:y1="5.8cm" svg:x2="9.2cm" svg:y2="6cm">
              <text:p/>
            </draw:line>
            <draw:line draw:style-name="gr12" draw:text-style-name="P10" draw:layer="layout" svg:x1="9cm" svg:y1="6cm" svg:x2="9.2cm" svg:y2="5.8cm">
              <text:p/>
            </draw:line>
          </draw:g>
          <draw:custom-shape draw:style-name="gr11" draw:text-style-name="P8" draw:layer="layout" svg:width="0.2cm" svg:height="0.2cm" svg:x="6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8" draw:layer="layout" svg:width="0.2cm" svg:height="0.2cm" svg:x="6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9" draw:layer="layout" svg:x1="6cm" svg:y1="5.8cm" svg:x2="6.2cm" svg:y2="6cm">
              <text:p/>
            </draw:line>
            <draw:line draw:style-name="gr12" draw:text-style-name="P10" draw:layer="layout" svg:x1="6cm" svg:y1="6cm" svg:x2="6.2cm" svg:y2="5.8cm">
              <text:p/>
            </draw:line>
          </draw:g>
        </draw:g>
        <draw:measure draw:style-name="gr22" draw:text-style-name="P12" draw:layer="layout" svg:x1="15.1cm" svg:y1="6cm" svg:x2="16.6cm" svg:y2="6cm">
          <text:p text:style-name="P11"><text:span text:style-name="T5"><text:measure text:kind="gap"/></text:span><text:span text:style-name="T5"><text:measure text:kind="value">1.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g>
          <draw:custom-shape draw:style-name="gr11" draw:text-style-name="P8" draw:layer="layout" svg:width="0.2cm" svg:height="0.2cm" svg:x="9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8" draw:layer="layout" svg:width="0.2cm" svg:height="0.2cm" svg:x="9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9" draw:layer="layout" svg:x1="9cm" svg:y1="8.8cm" svg:x2="9.2cm" svg:y2="9cm">
              <text:p/>
            </draw:line>
            <draw:line draw:style-name="gr12" draw:text-style-name="P10" draw:layer="layout" svg:x1="9cm" svg:y1="9cm" svg:x2="9.2cm" svg:y2="8.8cm">
              <text:p/>
            </draw:line>
          </draw:g>
          <draw:custom-shape draw:style-name="gr11" draw:text-style-name="P8" draw:layer="layout" svg:width="0.2cm" svg:height="0.2cm" svg:x="6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8" draw:layer="layout" svg:width="0.2cm" svg:height="0.2cm" svg:x="6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9" draw:layer="layout" svg:x1="6cm" svg:y1="8.8cm" svg:x2="6.2cm" svg:y2="9cm">
              <text:p/>
            </draw:line>
            <draw:line draw:style-name="gr12" draw:text-style-name="P10" draw:layer="layout" svg:x1="6cm" svg:y1="9cm" svg:x2="6.2cm" svg:y2="8.8cm">
              <text:p/>
            </draw:line>
          </draw:g>
        </draw:g>
        <draw:measure draw:style-name="gr23" draw:text-style-name="P12" draw:layer="layout" svg:x1="12.1cm" svg:y1="8.8cm" svg:x2="15.1cm" svg:y2="8.8cm">
          <text:p text:style-name="P11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24" draw:text-style-name="P8" draw:layer="layout" svg:width="0.8cm" svg:height="0.8cm" svg:x="5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8cm" svg:height="0.8cm" svg:x="5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8cm" svg:height="0.8cm" svg:x="8.7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8cm" svg:height="0.8cm" svg:x="8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8cm" svg:height="0.8cm" svg:x="11.7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8cm" svg:height="0.8cm" svg:x="11.7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8cm" svg:height="0.8cm" svg:x="14.706cm" svg:y="8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8cm" svg:height="0.8cm" svg:x="14.707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5" draw:text-style-name="P12" draw:layer="layout" svg:x1="9.106cm" svg:y1="5.8cm" svg:x2="10.606cm" svg:y2="5.8cm">
          <text:p text:style-name="P11"><text:span text:style-name="T5"><text:measure text:kind="gap"/></text:span><text:span text:style-name="T5"><text:measure text:kind="value">1.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measurelines" svg:x1="8.8cm" svg:y1="7.4cm" svg:x2="8.8cm" svg:y2="5.9cm">
          <text:p text:style-name="P5"><text:span text:style-name="T5"><text:measure text:kind="gap"/></text:span><text:span text:style-name="T5"><text:measure text:kind="value">1.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1" draw:text-style-name="P8" draw:layer="layout" svg:width="0.2cm" svg:height="0.2cm" svg:x="10.5cm" svg:y="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8" draw:layer="layout" svg:width="0.2cm" svg:height="0.2cm" svg:x="10.5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0.5cm" svg:y1="3.5cm" svg:x2="10.7cm" svg:y2="3.7cm">
            <text:p/>
          </draw:line>
          <draw:line draw:style-name="gr12" draw:text-style-name="P10" draw:layer="layout" svg:x1="10.5cm" svg:y1="3.7cm" svg:x2="10.7cm" svg:y2="3.5cm">
            <text:p/>
          </draw:line>
        </draw:g>
        <draw:custom-shape draw:style-name="gr11" draw:text-style-name="P8" draw:layer="layout" svg:width="0.2cm" svg:height="0.2cm" svg:x="17.3cm" svg:y="7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8" draw:layer="layout" svg:width="0.2cm" svg:height="0.2cm" svg:x="17.3cm" svg:y="7.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7.3cm" svg:y1="7.3cm" svg:x2="17.5cm" svg:y2="7.5cm">
            <text:p/>
          </draw:line>
          <draw:line draw:style-name="gr12" draw:text-style-name="P10" draw:layer="layout" svg:x1="17.3cm" svg:y1="7.5cm" svg:x2="17.5cm" svg:y2="7.3cm">
            <text:p/>
          </draw:line>
        </draw:g>
        <draw:g>
          <draw:custom-shape draw:style-name="gr11" draw:text-style-name="P8" draw:layer="layout" svg:width="0.2cm" svg:height="0.2cm" svg:x="3.7cm" svg:y="7.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3.7cm" svg:y1="7.3cm" svg:x2="3.9cm" svg:y2="7.5cm">
            <text:p/>
          </draw:line>
          <draw:line draw:style-name="gr12" draw:text-style-name="P10" draw:layer="layout" svg:x1="3.7cm" svg:y1="7.5cm" svg:x2="3.9cm" svg:y2="7.3cm">
            <text:p/>
          </draw:line>
        </draw:g>
        <draw:g>
          <draw:custom-shape draw:style-name="gr11" draw:text-style-name="P8" draw:layer="layout" svg:width="0.2cm" svg:height="0.2cm" svg:x="10.5cm" svg:y="11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0.5cm" svg:y1="11.1cm" svg:x2="10.7cm" svg:y2="11.3cm">
            <text:p/>
          </draw:line>
          <draw:line draw:style-name="gr12" draw:text-style-name="P10" draw:layer="layout" svg:x1="10.5cm" svg:y1="11.3cm" svg:x2="10.7cm" svg:y2="11.1cm">
            <text:p/>
          </draw:line>
        </draw:g>
        <draw:custom-shape draw:style-name="gr26" draw:text-style-name="P4" draw:layer="layout" svg:width="12cm" svg:height="7.6cm" svg:x="4.6cm" svg:y="15.4cm">
          <text:p text:style-name="P4">Rückseite (1x)</text:p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3.8cm" svg:y1="28cm" svg:x2="3.8cm" svg:y2="25.6cm">
          <text:p text:style-name="P5"><text:span text:style-name="T5"><text:measure text:kind="gap"/></text:span><text:span text:style-name="T5"><text:measure text:kind="value">2.4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6.6cm" svg:y1="23.2cm" svg:x2="4.6cm" svg:y2="23.2cm">
          <text:p text:style-name="P5"><text:span text:style-name="T5"><text:measure text:kind="gap"/></text:span><text:span text:style-name="T5"><text:measure text:kind="value">1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7" draw:text-style-name="P4" draw:layer="layout" svg:width="12cm" svg:height="2.4cm" svg:x="4.6cm" svg:y="25.6cm">
          <text:p text:style-name="P4">Leisten oben (2x)</text:p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6.429cm" svg:height="0.962cm" svg:x="7.4cm" svg:y="1.6cm">
          <draw:text-box>
            <text:p>Front ist schon fertig!</text:p>
          </draw:text-box>
        </draw:frame>
        <draw:measure draw:style-name="gr3" draw:text-style-name="P4" draw:layer="layout" svg:x1="3.851cm" svg:y1="23cm" svg:x2="3.851cm" svg:y2="15.4cm">
          <text:p text:style-name="P5"><text:span text:style-name="T5"><text:measure text:kind="gap"/></text:span><text:span text:style-name="T5"><text:measure text:kind="value">7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</draw:page>
      <draw:page draw:name="page4" draw:style-name="dp1" draw:master-page-name="Default">
        <draw:custom-shape draw:style-name="gr2" draw:text-style-name="P4" draw:layer="layout" svg:width="15.2cm" svg:height="12.7cm" svg:x="3cm" svg:y="3.15cm">
          <text:p text:style-name="P4">Draufsicht</text:p>
          <draw:enhanced-geometry svg:viewBox="0 0 21600 21600" draw:type="rectangle" draw:enhanced-path="M 0 0 L 21600 0 21600 21600 0 21600 0 0 Z N"/>
        </draw:custom-shape>
        <draw:measure draw:style-name="gr3" draw:text-style-name="P5" draw:layer="layout" svg:x1="18.5cm" svg:y1="9.5cm" svg:x2="18.5cm" svg:y2="15.85cm">
          <text:p text:style-name="P5"><text:span text:style-name="T5"><text:measure text:kind="gap"/></text:span><text:span text:style-name="T5"><text:measure text:kind="value">6.3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0.6cm" svg:y1="16.2cm" svg:x2="3.003cm" svg:y2="16.2cm">
          <text:p text:style-name="P5"><text:span text:style-name="T5"><text:measure text:kind="gap"/></text:span><text:span text:style-name="T5"><text:measure text:kind="value">7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28" draw:text-style-name="P8" draw:layer="layout" svg:width="7cm" svg:height="5.5cm" svg:x="3.6cm" svg:y="3.7cm">
          <text:p text:style-name="P8">PV-Modul 1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7cm" svg:height="5.5cm" svg:x="10.6cm" svg:y="3.7cm">
          <text:p text:style-name="P8">PV-Modul 2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7cm" svg:height="5.5cm" svg:x="3.6cm" svg:y="9.8cm">
          <text:p text:style-name="P8">PV-Modul 3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7cm" svg:height="5.5cm" svg:x="10.6cm" svg:y="9.8cm">
          <text:p text:style-name="P8">PV-Modul 4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7cm" svg:height="5.5cm" svg:x="3.6cm" svg:y="3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7cm" svg:height="5.5cm" svg:x="10.6cm" svg:y="3.7cm">
          <text:p/>
          <draw:enhanced-geometry svg:viewBox="0 0 21600 21600" draw:type="rectangle" draw:enhanced-path="M 0 0 L 21600 0 21600 21600 0 21600 0 0 Z N"/>
        </draw:custom-shape>
        <draw:measure draw:style-name="gr31" draw:text-style-name="P18" draw:layer="layout" svg:x1="16.2cm" svg:y1="9.8cm" svg:x2="16.2cm" svg:y2="15.3cm">
          <text:p text:style-name="P5"><text:span text:style-name="T5"><text:measure text:kind="gap"/></text:span><text:span text:style-name="T5"><text:measure text:kind="value">5.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7.6cm" svg:y1="14cm" svg:x2="10.6cm" svg:y2="14cm">
          <text:p text:style-name="P5"><text:span text:style-name="T5"><text:measure text:kind="gap"/></text:span><text:span text:style-name="T5"><text:measure text:kind="value">7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g>
          <draw:custom-shape draw:style-name="gr32" draw:text-style-name="P4" draw:layer="layout" svg:width="12.65cm" svg:height="1.6cm" draw:transform="rotate (1.5707963267949) translate (16.6cm 15.85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2" draw:text-style-name="P4" draw:layer="layout" svg:width="12.65cm" svg:height="1.6cm" draw:transform="rotate (1.5707963267949) translate (3cm 15.85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12cm" svg:height="1.594cm" svg:x="4.6cm" svg:y="3.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12cm" svg:height="2.391cm" svg:x="4.6cm" svg:y="13.45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12cm" svg:height="2.39cm" svg:x="4.6cm" svg:y="8.33cm">
            <text:p text:style-name="P4"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t" fo:country="E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4T23:28:11.841000000</meta:creation-date>
    <dc:date>2022-12-11T21:02:31.235000000</dc:date>
    <meta:editing-duration>PT1H47M58S</meta:editing-duration>
    <meta:editing-cycles>36</meta:editing-cycles>
    <meta:generator>LibreOffice/7.4.0.3$Windows_X86_64 LibreOffice_project/f85e47c08ddd19c015c0114a68350214f7066f5a</meta:generator>
    <meta:document-statistic meta:object-count="212"/>
  </office:meta>
</office:document-meta>
</file>